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1.3000001907349pt" officeooo:rsid="00143e76" officeooo:paragraph-rsid="00143e76" fo:background-color="#ffffff" style:font-size-asian="12.25pt" style:font-size-complex="14pt"/>
    </style:style>
    <style:style style:name="P2" style:family="paragraph" style:parent-style-name="Preformatted_20_Text">
      <style:text-properties style:font-name="Liberation Serif" officeooo:rsid="00143e76" officeooo:paragraph-rsid="00143e76" fo:background-color="#ffffff"/>
    </style:style>
    <style:style style:name="P3" style:family="paragraph" style:parent-style-name="Preformatted_20_Text">
      <style:text-properties style:font-name="Liberation Serif" fo:font-size="14pt" officeooo:rsid="00143e76" officeooo:paragraph-rsid="00143e76" fo:background-color="#ffffff" style:font-size-asian="12.25pt" style:font-size-complex="14pt"/>
    </style:style>
    <style:style style:name="P4" style:family="paragraph" style:parent-style-name="Preformatted_20_Text">
      <style:text-properties style:font-name="Liberation Serif" fo:font-size="16pt" officeooo:rsid="00143e76" officeooo:paragraph-rsid="00143e76" fo:background-color="#ffffff" style:font-size-asian="16pt" style:font-size-complex="16pt"/>
    </style:style>
    <style:style style:name="P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8080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1.3000001907349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1.3000001907349pt" fo:font-style="italic"/>
    </style:style>
    <style:style style:name="T1" style:family="text">
      <style:text-properties fo:background-color="#e4e4ff" loext:char-shading-value="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DejaVu Sans Mono" fo:font-size="11.3000001907349pt" fo:font-weight="bold"/>
    </style:style>
    <style:style style:name="T4" style:family="text">
      <style:text-properties fo:color="#000000"/>
    </style:style>
    <style:style style:name="T5" style:family="text">
      <style:text-properties fo:color="#000000" style:font-name="DejaVu Sans Mono" fo:font-size="11.3000001907349pt"/>
    </style:style>
    <style:style style:name="T6" style:family="text">
      <style:text-properties fo:color="#000000" fo:font-size="11.3000001907349pt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11.3000001907349pt"/>
    </style:style>
    <style:style style:name="T9" style:family="text">
      <style:text-properties fo:color="#000080" style:font-name="DejaVu Sans Mono" fo:font-size="11.3000001907349pt" fo:font-weight="bold"/>
    </style:style>
    <style:style style:name="T10" style:family="text">
      <style:text-properties fo:color="#660099"/>
    </style:style>
    <style:style style:name="T11" style:family="text">
      <style:text-properties fo:color="#660099" style:font-name="DejaVu Sans Mono" fo:font-size="11.3000001907349pt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" fo:font-size="11.3000001907349pt"/>
    </style:style>
    <style:style style:name="T14" style:family="text">
      <style:text-properties style:font-name="DejaVu Sans Mono" fo:font-size="11.3000001907349pt"/>
    </style:style>
    <style:style style:name="T15" style:family="text">
      <style:text-properties style:font-name="DejaVu Sans Mono" fo:font-size="11.3000001907349pt" fo:font-style="italic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11.300000190734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Multiple Producer and Consumer:</text:span></text:p>
      <text:p text:style-name="P2"/>
      <text:p text:style-name="P2"/>
      <text:p text:style-name="P1"><text:span text:style-name="T7">from </text:span>kafka <text:span text:style-name="T7">import </text:span>KafkaProducer</text:p>
      <text:p text:style-name="P8">producer = KafkaProducer(<text:span text:style-name="T10">bootstrap_servers</text:span>=[<text:span text:style-name="T2">'cxthdp3.cxtorg.net:6667'</text:span>])</text:p>
      <text:p text:style-name="P8">a=<text:span text:style-name="T12">0</text:span></text:p>
      <text:p text:style-name="P8"><text:span text:style-name="T7">while </text:span>a&lt;<text:span text:style-name="T12">100</text:span>:</text:p>
      <text:p text:style-name="P7"><text:s text:c="2"/><text:span text:style-name="T14">a+=</text:span><text:span text:style-name="T13">5</text:span></text:p>
      <text:p text:style-name="P10"># Asynchronous by default</text:p>
      <text:p text:style-name="P7"><text:span text:style-name="T16"><text:s text:c="2"/></text:span><text:span text:style-name="T14">future = producer.send(</text:span><text:span text:style-name="T3">'newtest'</text:span><text:span text:style-name="T14">,</text:span><text:span text:style-name="T8">str</text:span><text:span text:style-name="T14">(a))</text:span></text:p>
      <text:p text:style-name="P7"><text:s text:c="2"/><text:span text:style-name="T14">future = producer.send(</text:span><text:span text:style-name="T3">'SupplierTopic'</text:span><text:span text:style-name="T14">, </text:span><text:span text:style-name="T8">str</text:span><text:span text:style-name="T14">(a))</text:span></text:p>
      <text:p text:style-name="P7"><text:s/><text:span text:style-name="T17"># future = producer.send('SimpleProducerTopic',str(a))</text:span></text:p>
      <text:p text:style-name="P10"># Block for 'synchronous' sends</text:p>
      <text:p text:style-name="P9"><text:s text:c="2"/><text:span text:style-name="T15">#record_metadata = future.get(timeout=10)</text:span></text:p>
      <text:p text:style-name="P10"># produce keyed messages to enable hashed partitioning</text:p>
      <text:p text:style-name="P9"><text:s/><text:span text:style-name="T15"># producer.send('newtest', key='foo', value=str(a))</text:span></text:p>
      <text:p text:style-name="P10"># block until all async messages are sent</text:p>
      <text:p text:style-name="P7"><text:span text:style-name="T16"><text:s text:c="2"/></text:span><text:span text:style-name="T14">producer.flush()</text:span></text:p>
      <text:p text:style-name="P10"># configure multiple retries</text:p>
      <text:p text:style-name="P5"><text:span text:style-name="T16"><text:s text:c="2"/></text:span><text:span text:style-name="T14">producer = KafkaProducer(</text:span><text:span text:style-name="T11">retries</text:span><text:span text:style-name="T14">=</text:span><text:span text:style-name="T13">2</text:span><text:span text:style-name="T14">)</text:span></text:p>
      <text:p text:style-name="P3">------------</text:p>
      <text:p text:style-name="P3"/>
      <text:p text:style-name="P1"><text:span text:style-name="T7">from </text:span>kafka <text:span text:style-name="T7">import </text:span>KafkaConsumer</text:p>
      <text:p text:style-name="P8"><text:span text:style-name="T7">from </text:span>kafka <text:span text:style-name="T7">import </text:span>KafkaClient</text:p>
      <text:p text:style-name="P10"># To consume latest messages and auto-commit offsets</text:p>
      <text:p text:style-name="P10">#consumer = KafkaConsumer('SupplierTopic',</text:p>
      <text:p text:style-name="P9"><text:s/><text:span text:style-name="T15"># <text:s text:c="23"/>group_id='test-consumer-group',</text:span></text:p>
      <text:p text:style-name="P9"><text:s text:c="2"/><text:span text:style-name="T15"># <text:s text:c="22"/>bootstrap_servers=['cxthdp1.cxtorg.net:6667'])</text:span></text:p>
      <text:p text:style-name="P8">consumer = KafkaConsumer(<text:span text:style-name="T2">'SupplierTopic'</text:span>,<text:span text:style-name="T2">'newtest'</text:span>,</text:p>
      <text:p text:style-name="P7"><text:s text:c="26"/><text:span text:style-name="T11">group_id</text:span><text:span text:style-name="T14">=</text:span><text:span text:style-name="T3">'test-consumer-group'</text:span><text:span text:style-name="T14">,</text:span></text:p>
      <text:p text:style-name="P7"><text:s text:c="26"/><text:span text:style-name="T11">bootstrap_servers</text:span><text:span text:style-name="T14">=[</text:span><text:span text:style-name="T3">'cxthdp1.cxtorg.net:6667'</text:span><text:span text:style-name="T14">])</text:span></text:p>
      <text:p text:style-name="P8"><text:span text:style-name="T7">for </text:span>message <text:span text:style-name="T7">in </text:span>consumer:</text:p>
      <text:p text:style-name="P7"><text:s text:c="4"/><text:span text:style-name="T17"># message value and key are raw bytes -- decode if necessary!</text:span></text:p>
      <text:p text:style-name="P9"><text:s text:c="4"/><text:span text:style-name="T15"># e.g., for unicode: `message.value.decode('utf-8')`</text:span></text:p>
      <text:p text:style-name="P7"><text:span text:style-name="T16"><text:s text:c="4"/></text:span><text:span text:style-name="T9">print </text:span><text:span text:style-name="T14">(</text:span><text:span text:style-name="T3">"%s:%d:%d: key=%s value=%s" </text:span><text:span text:style-name="T14">% (message.topic, message.partition,</text:span></text:p>
      <text:p text:style-name="P7"><text:s text:c="42"/><text:span text:style-name="T14">message.offset, message.key,</text:span></text:p>
      <text:p text:style-name="P7"><text:s text:c="42"/><text:span text:style-name="T14">message.value))</text:span></text:p>
      <text:p text:style-name="P10"># consume earliest available messages, don't commit offsets</text:p>
      <text:p text:style-name="P10">#KafkaConsumer(auto_offset_reset='earliest', enable_auto_commit=False)</text:p>
      <text:p text:style-name="P10"># consume json messages</text:p>
      <text:p text:style-name="P10">#KafkaConsumer(value_deserializer=lambda m: json.loads(m.decode('ascii')))</text:p>
      <text:p text:style-name="P10"># consume msgpack</text:p>
      <text:p text:style-name="P10">#KafkaConsumer(value_deserializer=msgpack.unpackb)</text:p>
      <text:p text:style-name="P10"># StopIteration if no message after 1sec</text:p>
      <text:p text:style-name="P10">#KafkaConsumer(consumer_timeout_ms=1000)</text:p>
      <text:p text:style-name="P10"># Subscribe to a regex topic pattern</text:p>
      <text:p text:style-name="P8">consumer = KafkaConsumer()</text:p>
      <text:p text:style-name="P8">consumer.subscribe(<text:span text:style-name="T10">pattern</text:span>=<text:span text:style-name="T2">'Supplier'</text:span>)</text:p>
      <text:p text:style-name="P8">consumer.subscribe(<text:span text:style-name="T10">pattern</text:span>=<text:span text:style-name="T2">'newtest'</text:span>)</text:p>
      <text:p text:style-name="P10"><text:soft-page-break/># Use multiple consumers in parallel w/ 0.9 kafka brokers</text:p>
      <text:p text:style-name="P10"># typically you would run each on a different server / process / CPU</text:p>
      <text:p text:style-name="P8">consumer1 = KafkaConsumer(<text:span text:style-name="T2">'SupplierTopic'</text:span>,</text:p>
      <text:p text:style-name="P7"><text:s text:c="26"/><text:span text:style-name="T11">group_id</text:span><text:span text:style-name="T14">=</text:span><text:span text:style-name="T3">'test-consumer-group'</text:span><text:span text:style-name="T14">,</text:span></text:p>
      <text:p text:style-name="P7"><text:s text:c="26"/><text:span text:style-name="T11">bootstrap_servers</text:span><text:span text:style-name="T14">=</text:span><text:span text:style-name="T3">'cxthdp1.cxtorg.net:6667'</text:span><text:span text:style-name="T14">)</text:span></text:p>
      <text:p text:style-name="P8">consumer2 = KafkaConsumer(<text:span text:style-name="T2">'sparktest'</text:span>,</text:p>
      <text:p text:style-name="P7"><text:s text:c="26"/><text:span text:style-name="T11">group_id</text:span><text:span text:style-name="T14">=</text:span><text:span text:style-name="T3">'test-consumer-group'</text:span><text:span text:style-name="T14">,</text:span></text:p>
      <text:p text:style-name="P7"><text:s text:c="26"/><text:span text:style-name="T11">bootstrap_servers</text:span><text:span text:style-name="T14">=</text:span><text:span text:style-name="T3">'cxthdp1.cxtorg.net:6667'</text:span><text:span text:style-name="T14">)</text:span></text:p>
      <text:p text:style-name="P10">#consumer3 = KafkaConsumer('newtest',</text:p>
      <text:p text:style-name="P9"><text:s/><text:span text:style-name="T15"># <text:s text:c="24"/>group_id='test-consumer-group',</text:span></text:p>
      <text:p text:style-name="P6"><text:s text:c="2"/><text:span text:style-name="T15"># <text:s text:c="23"/>bootstrap_servers='cxthdp1.cxtorg.net:6667')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5:17:12.460164623</meta:creation-date>
    <dc:date>2017-07-17T15:55:35.228433212</dc:date>
    <meta:editing-duration>PT22M22S</meta:editing-duration>
    <meta:editing-cycles>1</meta:editing-cycles>
    <meta:document-statistic meta:table-count="0" meta:image-count="0" meta:object-count="0" meta:page-count="2" meta:paragraph-count="57" meta:word-count="208" meta:character-count="2586" meta:non-whitespace-character-count="2071"/>
    <meta:generator>LibreOffice/4.2.8.2$Linux_X86_64 LibreOffice_project/420m0$Build-2</meta:generator>
  </office:meta>
</office:document-meta>
</file>